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Af - Tropical Rainforest" table:style-name="ta1" table:print="false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visibility="collapse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visibility="collapse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visibility="collapse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visibility="collapse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31"/>
          <table:table-cell office:value-type="string" calcext:value-type="string">
            <text:p>Very Hot</text:p>
          </table:table-cell>
          <table:table-cell table:number-columns-repeated="4"/>
          <table:table-cell office:value-type="string" calcext:value-type="string">
            <text:p>Very Hot</text:p>
          </table:table-cell>
          <table:table-cell table:number-columns-repeated="4"/>
          <table:table-cell office:value-type="string" calcext:value-type="string">
            <text:p>Very Hot</text:p>
          </table:table-cell>
          <table:table-cell table:number-columns-repeated="4"/>
          <table:table-cell office:value-type="string" calcext:value-type="string">
            <text:p>Very Hot</text:p>
          </table:table-cell>
          <table:table-cell table:number-columns-repeated="4"/>
          <table:table-cell office:value-type="string" calcext:value-type="string">
            <text:p>Very Hot</text:p>
          </table:table-cell>
          <table:table-cell table:number-columns-repeated="4"/>
          <table:table-cell office:value-type="string" calcext:value-type="string">
            <text:p>Very Hot</text:p>
          </table:table-cell>
          <table:table-cell table:number-columns-repeated="73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32"/>
          <table:table-cell office:value-type="string" calcext:value-type="string">
            <text:p>Hot</text:p>
          </table:table-cell>
          <table:table-cell table:number-columns-repeated="4"/>
          <table:table-cell office:value-type="string" calcext:value-type="string">
            <text:p>Hot</text:p>
          </table:table-cell>
          <table:table-cell table:number-columns-repeated="4"/>
          <table:table-cell office:value-type="string" calcext:value-type="string">
            <text:p>Hot</text:p>
          </table:table-cell>
          <table:table-cell table:number-columns-repeated="4"/>
          <table:table-cell office:value-type="string" calcext:value-type="string">
            <text:p>Hot</text:p>
          </table:table-cell>
          <table:table-cell table:number-columns-repeated="4"/>
          <table:table-cell office:value-type="string" calcext:value-type="string">
            <text:p>Hot</text:p>
          </table:table-cell>
          <table:table-cell table:number-columns-repeated="4"/>
          <table:table-cell office:value-type="string" calcext:value-type="string">
            <text:p>Hot</text:p>
          </table:table-cell>
          <table:table-cell table:number-columns-repeated="72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33"/>
          <table:table-cell office:value-type="string" calcext:value-type="string">
            <text:p>Warm</text:p>
          </table:table-cell>
          <table:table-cell table:number-columns-repeated="4"/>
          <table:table-cell office:value-type="string" calcext:value-type="string">
            <text:p>Warm</text:p>
          </table:table-cell>
          <table:table-cell table:number-columns-repeated="4"/>
          <table:table-cell office:value-type="string" calcext:value-type="string">
            <text:p>Warm</text:p>
          </table:table-cell>
          <table:table-cell table:number-columns-repeated="4"/>
          <table:table-cell office:value-type="string" calcext:value-type="string">
            <text:p>Warm</text:p>
          </table:table-cell>
          <table:table-cell table:number-columns-repeated="4"/>
          <table:table-cell office:value-type="string" calcext:value-type="string">
            <text:p>Warm</text:p>
          </table:table-cell>
          <table:table-cell table:number-columns-repeated="4"/>
          <table:table-cell office:value-type="string" calcext:value-type="string">
            <text:p>Warm</text:p>
          </table:table-cell>
          <table:table-cell table:number-columns-repeated="71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 - Tropical Monsoon" table:style-name="ta1" table:print="false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 - Tropical Wet&amp;Dry ~ Savanna" table:style-name="ta1" table:print="false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Wh - Hot Desert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Wk - Cold Desert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Sh - Hot Semi-Arid ~ Steppe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Sk - Cold Semi-Arid ~ Steppe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 - Hot-Summer Mediterranean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b - Warm-Summer Mediterranean" table:style-name="ta1">
        <table:table-column table:style-name="co2" table:default-cell-style-name="ce4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3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5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2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number-columns-repeated="10" table:default-cell-style-name="ce22"/>
        <table:table-column table:style-name="co3" table:default-cell-style-name="ce8"/>
        <table:table-column table:style-name="co3" table:default-cell-style-name="ce13"/>
        <table:table-column table:style-name="co2" table:default-cell-style-name="ce18"/>
        <table:table-column table:style-name="co3" table:default-cell-style-name="ce8"/>
        <table:table-column table:style-name="co3" table:default-cell-style-name="ce13"/>
        <table:table-column table:style-name="co2" table:default-cell-style-name="ce4"/>
        <table:table-column table:style-name="co2" table:number-columns-repeated="889" table:default-cell-style-name="ce22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130"/>
          <table:table-cell table:style-name="ce1"/>
          <table:table-cell table:number-columns-repeated="89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30" table:number-rows-spanned="1">
            <text:p>Indian</text:p>
          </table:table-cell>
          <table:covered-table-cell table:number-columns-repeated="4" table:style-name="ce23"/>
          <table:covered-table-cell table:number-columns-repeated="2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5" table:number-rows-spanned="1">
            <text:p>Sahara</text:p>
          </table:table-cell>
          <table:covered-table-cell table:number-columns-repeated="4" table:style-name="ce23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African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23"/>
          <table:covered-table-cell table:number-columns-repeated="1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3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23"/>
          <table:covered-table-cell table:number-columns-repeated="5" table:style-name="ce2"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" table:number-columns-repeated="890"/>
          <table:table-cell table:number-columns-repeated="3"/>
        </table:table-row>
        <table:table-row table:style-name="ro1">
          <table:table-cell table:style-name="ce3" office:value-type="string" calcext:value-type="string">
            <text:p>Possible Values</text:p>
          </table:table-cell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pring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Monsoo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Autumn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24" office:value-type="string" calcext:value-type="string" table:number-columns-spanned="5" table:number-rows-spanned="1">
            <text:p>Summer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Winter</text:p>
          </table:table-cell>
          <table:covered-table-cell table:number-columns-repeated="2" table:style-name="ce24"/>
          <table:covered-table-cell table:number-columns-repeated="2" table:style-name="ce28"/>
          <table:table-cell table:style-name="ce10"/>
          <table:table-cell table:style-name="ce15"/>
          <table:table-cell table:style-name="ce19"/>
          <table:table-cell table:style-name="ce10"/>
          <table:table-cell table:style-name="ce15"/>
          <table:table-cell table:style-name="ce3" office:value-type="string" calcext:value-type="string">
            <text:p>Possible Values</text:p>
          </table:table-cell>
          <table:table-cell table:style-name="ce29" table:number-columns-repeated="889"/>
          <table:table-cell table:number-columns-repeated="3"/>
        </table:table-row>
        <table:table-row table:style-name="ro1">
          <table:table-cell/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25" office:value-type="string" calcext:value-type="string">
            <text:p>Extraordinary (--)</text:p>
          </table:table-cell>
          <table:table-cell table:style-name="ce25" office:value-type="string" calcext:value-type="string">
            <text:p>Unusual (-)</text:p>
          </table:table-cell>
          <table:table-cell table:style-name="ce25" office:value-type="string" calcext:value-type="string">
            <text:p>Expected</text:p>
          </table:table-cell>
          <table:table-cell table:style-name="ce25" office:value-type="string" calcext:value-type="string">
            <text:p>Unusual (+)</text:p>
          </table:table-cell>
          <table:table-cell table:style-name="ce25" office:value-type="string" calcext:value-type="string">
            <text:p>Extraordinary (++)</text:p>
          </table:table-cell>
          <table:table-cell table:style-name="ce9"/>
          <table:table-cell table:style-name="ce14"/>
          <table:table-cell table:style-name="ce2"/>
          <table:table-cell table:style-name="ce9"/>
          <table:table-cell table:style-name="ce14"/>
          <table:table-cell/>
          <table:table-cell table:style-name="ce30" table:number-columns-repeated="889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Extermely Hot</text:p>
          </table:table-cell>
          <table:table-cell table:number-columns-repeated="2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"/>
          <table:table-cell table:style-name="ce7" office:value-type="string" calcext:value-type="string">
            <text:p>Extermel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Hot</text:p>
          </table:table-cell>
          <table:table-cell table:number-columns-repeated="130"/>
          <table:table-cell table:style-name="ce7" office:value-type="string" calcext:value-type="string">
            <text:p>Very 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ot</text:p>
          </table:table-cell>
          <table:table-cell table:number-columns-repeated="130"/>
          <table:table-cell table:style-name="ce7" office:value-type="string" calcext:value-type="string">
            <text:p>Hot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arm</text:p>
          </table:table-cell>
          <table:table-cell table:number-columns-repeated="130"/>
          <table:table-cell table:style-name="ce7" office:value-type="string" calcext:value-type="string">
            <text:p>Warm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Mild</text:p>
          </table:table-cell>
          <table:table-cell table:number-columns-repeated="130"/>
          <table:table-cell table:style-name="ce7" office:value-type="string" calcext:value-type="string">
            <text:p>Mi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old</text:p>
          </table:table-cell>
          <table:table-cell table:number-columns-repeated="130"/>
          <table:table-cell table:style-name="ce7" office:value-type="string" calcext:value-type="string">
            <text:p>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Very Cold</text:p>
          </table:table-cell>
          <table:table-cell table:number-columns-repeated="130"/>
          <table:table-cell table:style-name="ce7" office:value-type="string" calcext:value-type="string">
            <text:p>Ver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Extermely Cold</text:p>
          </table:table-cell>
          <table:table-cell table:number-columns-repeated="130"/>
          <table:table-cell table:style-name="ce7" office:value-type="string" calcext:value-type="string">
            <text:p>Extermely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iting Cold</text:p>
          </table:table-cell>
          <table:table-cell table:number-columns-repeated="130"/>
          <table:table-cell table:style-name="ce7" office:value-type="string" calcext:value-type="string">
            <text:p>Biting Cold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Polar Frost</text:p>
          </table:table-cell>
          <table:table-cell table:number-columns-repeated="130"/>
          <table:table-cell table:style-name="ce7" office:value-type="string" calcext:value-type="string">
            <text:p>Polar Frost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>
          <table:table-cell table:style-name="ce7" office:value-type="string" calcext:value-type="string">
            <text:p>Sunny</text:p>
          </table:table-cell>
          <table:table-cell table:number-columns-repeated="2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"/>
          <table:table-cell table:style-name="ce7" office:value-type="string" calcext:value-type="string">
            <text:p>Sunn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y</text:p>
          </table:table-cell>
          <table:table-cell table:number-columns-repeated="130"/>
          <table:table-cell table:style-name="ce7" office:value-type="string" calcext:value-type="string">
            <text:p>Clou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Windy</text:p>
          </table:table-cell>
          <table:table-cell table:number-columns-repeated="130"/>
          <table:table-cell table:style-name="ce7" office:value-type="string" calcext:value-type="string">
            <text:p>Wind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Rain</text:p>
          </table:table-cell>
          <table:table-cell table:number-columns-repeated="130"/>
          <table:table-cell table:style-name="ce7" office:value-type="string" calcext:value-type="string">
            <text:p>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number-columns-repeated="130"/>
          <table:table-cell table:style-name="ce7" office:value-type="string" calcext:value-type="string">
            <text:p>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og</text:p>
          </table:table-cell>
          <table:table-cell table:number-columns-repeated="130"/>
          <table:table-cell table:style-name="ce7" office:value-type="string" calcext:value-type="string">
            <text:p>Fog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</text:p>
          </table:table-cell>
          <table:table-cell table:number-columns-repeated="130"/>
          <table:table-cell table:style-name="ce7" office:value-type="string" calcext:value-type="string">
            <text:p>Hail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Rain</text:p>
          </table:table-cell>
          <table:table-cell table:number-columns-repeated="130"/>
          <table:table-cell table:style-name="ce7" office:value-type="string" calcext:value-type="string">
            <text:p>Heavy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eavy Snow</text:p>
          </table:table-cell>
          <table:table-cell table:number-columns-repeated="130"/>
          <table:table-cell table:style-name="ce7" office:value-type="string" calcext:value-type="string">
            <text:p>Heavy Snow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torms</text:p>
          </table:table-cell>
          <table:table-cell table:number-columns-repeated="130"/>
          <table:table-cell table:style-name="ce7" office:value-type="string" calcext:value-type="string">
            <text:p>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hunderstorms</text:p>
          </table:table-cell>
          <table:table-cell table:number-columns-repeated="130"/>
          <table:table-cell table:style-name="ce7" office:value-type="string" calcext:value-type="string">
            <text:p>Thunder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ilstorms</text:p>
          </table:table-cell>
          <table:table-cell table:number-columns-repeated="130"/>
          <table:table-cell table:style-name="ce7" office:value-type="string" calcext:value-type="string">
            <text:p>Hail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loudless Sky</text:p>
          </table:table-cell>
          <table:table-cell table:number-columns-repeated="130"/>
          <table:table-cell table:style-name="ce7" office:value-type="string" calcext:value-type="string">
            <text:p>Cloudless Sky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Harmattan</text:p>
          </table:table-cell>
          <table:table-cell table:number-columns-repeated="130"/>
          <table:table-cell table:style-name="ce7" office:value-type="string" calcext:value-type="string">
            <text:p>Harmatta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Freezing Rain</text:p>
          </table:table-cell>
          <table:table-cell table:number-columns-repeated="130"/>
          <table:table-cell table:style-name="ce7" office:value-type="string" calcext:value-type="string">
            <text:p>Freezing Rain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Tornadoes</text:p>
          </table:table-cell>
          <table:table-cell table:number-columns-repeated="130"/>
          <table:table-cell table:style-name="ce7" office:value-type="string" calcext:value-type="string">
            <text:p>Tornadoe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Sandstorms</text:p>
          </table:table-cell>
          <table:table-cell table:number-columns-repeated="130"/>
          <table:table-cell table:style-name="ce7" office:value-type="string" calcext:value-type="string">
            <text:p>Sandstorm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Blizzards</text:p>
          </table:table-cell>
          <table:table-cell table:number-columns-repeated="130"/>
          <table:table-cell table:style-name="ce7" office:value-type="string" calcext:value-type="string">
            <text:p>Blizzards</text:p>
          </table:table-cell>
          <table:table-cell table:number-columns-repeated="892"/>
        </table:table-row>
        <table:table-row table:style-name="ro1">
          <table:table-cell table:style-name="ce7" office:value-type="string" calcext:value-type="string">
            <text:p>Cyclone</text:p>
          </table:table-cell>
          <table:table-cell table:number-columns-repeated="130"/>
          <table:table-cell table:style-name="ce7" office:value-type="string" calcext:value-type="string">
            <text:p>Cyclone</text:p>
          </table:table-cell>
          <table:table-cell table:number-columns-repeated="892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3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5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2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26" table:number-columns-repeated="10"/>
          <table:table-cell table:style-name="ce11"/>
          <table:table-cell table:style-name="ce16"/>
          <table:table-cell table:style-name="ce20"/>
          <table:table-cell table:style-name="ce11"/>
          <table:table-cell table:style-name="ce16"/>
          <table:table-cell table:style-name="ce5"/>
          <table:table-cell table:style-name="ce26" table:number-columns-repeated="889"/>
          <table:table-cell table:number-columns-repeated="3"/>
        </table:table-row>
        <table:table-row table:style-name="ro1">
          <table:table-cell table:style-name="ce6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3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5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2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27" table:number-columns-repeated="10"/>
          <table:table-cell table:style-name="ce12"/>
          <table:table-cell table:style-name="ce17"/>
          <table:table-cell table:style-name="ce21"/>
          <table:table-cell table:style-name="ce12"/>
          <table:table-cell table:style-name="ce17"/>
          <table:table-cell table:style-name="ce6"/>
          <table:table-cell table:style-name="ce27" table:number-columns-repeated="889"/>
          <table:table-cell table:number-columns-repeated="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wa - Monsoon-Influenced Humid Subtropical" table:style-name="ta1">
        <table:table-column table:style-name="co4" table:default-cell-style-name="Default"/>
        <table:table-row table:style-name="ro1">
          <table:table-cell/>
        </table:table-row>
      </table:table>
      <table:table table:name="Cwb - Subtropical Highland" table:style-name="ta1">
        <table:table-column table:style-name="co4" table:default-cell-style-name="Default"/>
        <table:table-row table:style-name="ro1">
          <table:table-cell/>
        </table:table-row>
      </table:table>
      <table:table table:name="Cfa - Humid Subtropical" table:style-name="ta1">
        <table:table-column table:style-name="co4" table:default-cell-style-name="Default"/>
        <table:table-row table:style-name="ro1">
          <table:table-cell/>
        </table:table-row>
      </table:table>
      <table:table table:name="Cfb - Temperate Oceanic ~ Uniform-Rainfall Highland" table:style-name="ta1">
        <table:table-column table:style-name="co4" table:default-cell-style-name="Default"/>
        <table:table-row table:style-name="ro1">
          <table:table-cell/>
        </table:table-row>
      </table:table>
      <table:table table:name="Dsa - Hot, Dry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sb - Warm, Dry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sc - Dry-Summer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Dwb - Monsoon-Influenced Warm-Summer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wc - Monsoon-Influenced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Dfa - Hot-Summer Humid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fb - Warm-Summer Humid Continental" table:style-name="ta1">
        <table:table-column table:style-name="co4" table:default-cell-style-name="Default"/>
        <table:table-row table:style-name="ro1">
          <table:table-cell/>
        </table:table-row>
      </table:table>
      <table:table table:name="Dfc - Subarctic" table:style-name="ta1">
        <table:table-column table:style-name="co4" table:default-cell-style-name="Default"/>
        <table:table-row table:style-name="ro1">
          <table:table-cell/>
        </table:table-row>
      </table:table>
      <table:table table:name="ET - Tundra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12:33:24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55S</meta:editing-duration>
    <meta:editing-cycles>59</meta:editing-cycles>
    <meta:generator>LibreOffice/5.2.3.3$Windows_x86 LibreOffice_project/d54a8868f08a7b39642414cf2c8ef2f228f780cf</meta:generator>
    <dc:date>2018-02-15T12:51:13.727000000</dc:date>
    <meta:document-statistic meta:table-count="22" meta:cell-count="1764" meta:object-count="0"/>
    <meta:user-defined meta:name="Info 1"/>
    <meta:user-defined meta:name="Info 2"/>
    <meta:user-defined meta:name="Info 3"/>
    <meta:user-defined meta:name="Info 4"/>
  </office:meta>
</office:document-meta>
</file>